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officeooo:paragraph-rsid="000ec6b1"/>
    </style:style>
    <style:style style:name="P3" style:family="paragraph" style:parent-style-name="Text_20_body">
      <style:text-properties officeooo:rsid="000ec6b1" officeooo:paragraph-rsid="000ec6b1"/>
    </style:style>
    <style:style style:name="P4" style:family="paragraph" style:parent-style-name="Text_20_body">
      <style:text-properties officeooo:rsid="000ec6b1" officeooo:paragraph-rsid="00101a7a"/>
    </style:style>
    <style:style style:name="T1" style:family="text">
      <style:text-properties officeooo:rsid="0011a55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ound 2</text:h>
      <text:h text:style-name="Heading_20_2" text:outline-level="2">Algorithm challenge</text:h>
      <text:p text:style-name="Text_20_body">During this second round of the Prosperity challenge, you again get the chance to trade the same products as in round 1. In addition, a new product is introduced: <text:span text:style-name="Source_20_Text">ORCHIDS</text:span>. <text:span text:style-name="Source_20_Text">ORCHIDS</text:span> are very delicate and their value is dependent on all sorts of observable factors like hours of sun light, humidity, shipping costs, in- &amp; export tariffs and suitable storage space. Can you find the right connections to optimize your program?</text:p>
      <text:p text:style-name="Text_20_body">Position limits for the newly introduced products:</text:p>
      <text:list xml:id="list3982093449" text:style-name="L1">
        <text:list-item>
          <text:p text:style-name="P1"><text:span text:style-name="Source_20_Text">ORCHIDS</text:span>: 100 </text:p>
        </text:list-item>
      </text:list>
      <text:p text:style-name="P2">--------------------------------</text:p>
      <text:p text:style-name="P3">Orchid position linit 100</text:p>
      <text:p text:style-name="P3">Sunlight: under 7 hours, decrease production 4% for every 10 minutes</text:p>
      <text:p text:style-name="P3">Humidity: outside of 60% to 80%, decrease production 2% for every 5% bad humidity</text:p>
      <text:p text:style-name="P3">Storage Space: <text:s/>5,000 maximum, cost 0.1 Seashell per Orchid per timestamp.</text:p>
      <text:p text:style-name="P3">Shipping Costs</text:p>
      <text:p text:style-name="P3">Export Tariffs</text:p>
      <text:p text:style-name="P3">Import Tariffs <text:span text:style-name="T1">(negative numbers)</text:span></text:p>
      <text:p text:style-name="P3"/>
      <text:p text:style-name="P3"/>
      <text:p text:style-name="P4">ORCHIDS</text:p>
      <text:p text:style-name="P4">TRANSPORT_FEES</text:p>
      <text:p text:style-name="P4">EXPORT_TARIFF</text:p>
      <text:p text:style-name="P4">IMPORT_TARIFF</text:p>
      <text:p text:style-name="P4">SUNLIGHT</text:p>
      <text:p text:style-name="P4">HUMIDIT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4:34:07.257554384</meta:creation-date>
    <dc:date>2024-04-12T15:05:52.815328554</dc:date>
    <meta:editing-duration>PT31M44S</meta:editing-duration>
    <meta:editing-cycles>4</meta:editing-cycles>
    <meta:generator>LibreOffice/7.3.7.2$Linux_X86_64 LibreOffice_project/30$Build-2</meta:generator>
    <meta:print-date>2024-04-12T14:34:44.264395901</meta:print-date>
    <meta:document-statistic meta:table-count="0" meta:image-count="0" meta:object-count="0" meta:page-count="1" meta:paragraph-count="19" meta:word-count="140" meta:character-count="916" meta:non-whitespace-character-count="794"/>
  </office:meta>
</office:document-meta>
</file>